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ter_h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3:.B6])" office:value-type="float" office:value="8256" calcext:value-type="float">
            <text:p>8256</text:p>
          </table:table-cell>
          <table:table-cell table:formula="of:=PRODUCT([.C3:.C6])" office:value-type="float" office:value="266240" calcext:value-type="float">
            <text:p>266240</text:p>
          </table:table-cell>
          <table:table-cell table:formula="of:=PRODUCT([.D3:.D6])" office:value-type="float" office:value="2162688" calcext:value-type="float">
            <text:p>2162688</text:p>
          </table:table-cell>
          <table:table-cell table:formula="of:=PRODUCT([.E3:.E6])" office:value-type="float" office:value="2228224" calcext:value-type="float">
            <text:p>2228224</text:p>
          </table:table-cell>
          <table:table-cell table:formula="of:=PRODUCT([.F3:.F6])" office:value-type="float" office:value="557056" calcext:value-type="float">
            <text:p>557056</text:p>
          </table:table-cell>
          <table:table-cell table:formula="of:=PRODUCT([.G3:.G6])" office:value-type="float" office:value="139264" calcext:value-type="float">
            <text:p>139264</text:p>
          </table:table-cell>
          <table:table-cell table:formula="of:=PRODUCT([.H3:.H6])" office:value-type="float" office:value="4194304" calcext:value-type="float">
            <text:p>4194304</text:p>
          </table:table-cell>
          <table:table-cell table:formula="of:=PRODUCT([.I3:.I6])" office:value-type="float" office:value="139264" calcext:value-type="float">
            <text:p>139264</text:p>
          </table:table-cell>
          <table:table-cell table:formula="of:=PRODUCT([.J3:.J6])" office:value-type="float" office:value="1114112" calcext:value-type="float">
            <text:p>1114112</text:p>
          </table:table-cell>
          <table:table-cell table:formula="of:=PRODUCT([.K3:.K6])" office:value-type="float" office:value="4325376" calcext:value-type="float">
            <text:p>4325376</text:p>
          </table:table-cell>
          <table:table-cell table:formula="of:=PRODUCT([.L3:.L6])" office:value-type="float" office:value="2129920" calcext:value-type="float">
            <text:p>2129920</text:p>
          </table:table-cell>
          <table:table-cell table:formula="of:=PRODUCT([.M3:.M6])" office:value-type="float" office:value="133120" calcext:value-type="float">
            <text:p>133120</text:p>
          </table:table-cell>
          <table:table-cell table:formula="of:=PRODUCT([.N3:.N6])" office:value-type="float" office:value="2064" calcext:value-type="float">
            <text:p>2064</text:p>
          </table:table-cell>
          <table:table-cell table:formula="of:=SUM([.B7:.N7])" office:value-type="float" office:value="17399888" calcext:value-type="float">
            <text:p>1739988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7399888" calcext:value-type="float">
            <text:p>17399888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 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lter_h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7399888" calcext:value-type="float">
            <text:p>173998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3:.B16])" office:value-type="float" office:value="2064" calcext:value-type="float">
            <text:p>2064</text:p>
          </table:table-cell>
          <table:table-cell table:formula="of:=PRODUCT([.C13:.C16])" office:value-type="float" office:value="66560" calcext:value-type="float">
            <text:p>66560</text:p>
          </table:table-cell>
          <table:table-cell table:formula="of:=PRODUCT([.D13:.D16])" office:value-type="float" office:value="540672" calcext:value-type="float">
            <text:p>540672</text:p>
          </table:table-cell>
          <table:table-cell table:formula="of:=PRODUCT([.E13:.E16])" office:value-type="float" office:value="4456448" calcext:value-type="float">
            <text:p>4456448</text:p>
          </table:table-cell>
          <table:table-cell table:formula="of:=PRODUCT([.F13:.F16])" office:value-type="float" office:value="37748736" calcext:value-type="float">
            <text:p>37748736</text:p>
          </table:table-cell>
          <table:table-cell table:formula="of:=PRODUCT([.G13:.G16])" office:value-type="float" office:value="20971520" calcext:value-type="float">
            <text:p>20971520</text:p>
          </table:table-cell>
          <table:table-cell table:formula="of:=SUM([.B17:.G17])" office:value-type="float" office:value="63786000" calcext:value-type="float">
            <text:p>63786000</text:p>
          </table:table-cell>
          <table:table-cell table:number-columns-repeated="1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827" calcext:value-type="float">
            <text:p>282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20:.B23])" office:value-type="float" office:value="19008" calcext:value-type="float">
            <text:p>19008</text:p>
          </table:table-cell>
          <table:table-cell table:formula="of:=PRODUCT([.C20:.C23])" office:value-type="float" office:value="51200" calcext:value-type="float">
            <text:p>51200</text:p>
          </table:table-cell>
          <table:table-cell table:formula="of:=PRODUCT([.D20:.D23])" office:value-type="float" office:value="73728" calcext:value-type="float">
            <text:p>73728</text:p>
          </table:table-cell>
          <table:table-cell table:formula="of:=PRODUCT([.E20:.E23])" office:value-type="float" office:value="8684544" calcext:value-type="float">
            <text:p>8684544</text:p>
          </table:table-cell>
          <table:table-cell table:formula="of:=PRODUCT([.F20:.F23])" office:value-type="float" office:value="264" calcext:value-type="float">
            <text:p>264</text:p>
          </table:table-cell>
          <table:table-cell table:formula="of:=PRODUCT([.G20:.G23])" office:value-type="float" office:value="4224" calcext:value-type="float">
            <text:p>4224</text:p>
          </table:table-cell>
          <table:table-cell table:formula="of:=PRODUCT([.H20:.H23])" office:value-type="float" office:value="1056" calcext:value-type="float">
            <text:p>1056</text:p>
          </table:table-cell>
          <table:table-cell table:formula="of:=SUM([.B24:.H24])" office:value-type="float" office:value="8834024" calcext:value-type="float">
            <text:p>8834024</text:p>
          </table:table-cell>
          <table:table-cell table:number-columns-repeated="1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Vi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29:.B32])" office:value-type="float" office:value="39872" calcext:value-type="float">
            <text:p>39872</text:p>
          </table:table-cell>
          <table:table-cell table:formula="of:=PRODUCT([.C29:.C32])" office:value-type="float" office:value="704512" calcext:value-type="float">
            <text:p>704512</text:p>
          </table:table-cell>
          <table:table-cell table:formula="of:=PRODUCT([.D29:.D32])" office:value-type="float" office:value="1441792" calcext:value-type="float">
            <text:p>1441792</text:p>
          </table:table-cell>
          <table:table-cell table:formula="of:=PRODUCT([.E29:.E32])" office:value-type="float" office:value="655360" calcext:value-type="float">
            <text:p>655360</text:p>
          </table:table-cell>
          <table:table-cell table:formula="of:=PRODUCT([.F29:.F32])" office:value-type="float" office:value="49152" calcext:value-type="float">
            <text:p>49152</text:p>
          </table:table-cell>
          <table:table-cell table:formula="of:=PRODUCT([.G29:.G32])" office:value-type="float" office:value="49152" calcext:value-type="float">
            <text:p>49152</text:p>
          </table:table-cell>
          <table:table-cell table:formula="of:=PRODUCT([.H29:.H32])" office:value-type="float" office:value="786432" calcext:value-type="float">
            <text:p>786432</text:p>
          </table:table-cell>
          <table:table-cell table:formula="of:=PRODUCT([.I29:.I32])" office:value-type="float" office:value="1579008" calcext:value-type="float">
            <text:p>1579008</text:p>
          </table:table-cell>
          <table:table-cell table:formula="of:=PRODUCT([.J29:.J32])" office:value-type="float" office:value="1" calcext:value-type="float">
            <text:p>1</text:p>
          </table:table-cell>
          <table:table-cell table:formula="of:=PRODUCT([.K29:.K32])" office:value-type="float" office:value="351648" calcext:value-type="float">
            <text:p>351648</text:p>
          </table:table-cell>
          <table:table-cell table:formula="of:=PRODUCT([.L29:.L32])" office:value-type="float" office:value="1" calcext:value-type="float">
            <text:p>1</text:p>
          </table:table-cell>
          <table:table-cell table:formula="of:=PRODUCT([.M29:.M32])" office:value-type="float" office:value="12384" calcext:value-type="float">
            <text:p>12384</text:p>
          </table:table-cell>
          <table:table-cell table:formula="of:=SUM([.B33:.M33])" office:value-type="float" office:value="5669314" calcext:value-type="float">
            <text:p>5669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257" calcext:value-type="float">
            <text:p>257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40:.B43])" office:value-type="float" office:value="19008" calcext:value-type="float">
            <text:p>19008</text:p>
          </table:table-cell>
          <table:table-cell table:formula="of:=PRODUCT([.C40:.C43])" office:value-type="float" office:value="92160" calcext:value-type="float">
            <text:p>92160</text:p>
          </table:table-cell>
          <table:table-cell table:formula="of:=PRODUCT([.D40:.D43])" office:value-type="float" office:value="73728" calcext:value-type="float">
            <text:p>73728</text:p>
          </table:table-cell>
          <table:table-cell table:formula="of:=PRODUCT([.E40:.E43])" office:value-type="float" office:value="1" calcext:value-type="float">
            <text:p>1</text:p>
          </table:table-cell>
          <table:table-cell table:formula="of:=PRODUCT([.F40:.F43])" office:value-type="float" office:value="6553600" calcext:value-type="float">
            <text:p>6553600</text:p>
          </table:table-cell>
          <table:table-cell table:formula="of:=PRODUCT([.G40:.G43])" office:value-type="float" office:value="1" calcext:value-type="float">
            <text:p>1</text:p>
          </table:table-cell>
          <table:table-cell table:formula="of:=PRODUCT([.H40:.H43])" office:value-type="float" office:value="69632" calcext:value-type="float">
            <text:p>69632</text:p>
          </table:table-cell>
          <table:table-cell table:formula="of:=PRODUCT([.I40:.I43])" office:value-type="float" office:value="66560" calcext:value-type="float">
            <text:p>66560</text:p>
          </table:table-cell>
          <table:table-cell table:formula="of:=PRODUCT([.J40:.J43])" office:value-type="float" office:value="2064" calcext:value-type="float">
            <text:p>2064</text:p>
          </table:table-cell>
          <table:table-cell table:formula="of:=SUM([.B44:.J44])" office:value-type="float" office:value="6876754" calcext:value-type="float">
            <text:p>68767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Fif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176" calcext:value-type="float">
            <text:p>21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51:.B54])" office:value-type="float" office:value="19936" calcext:value-type="float">
            <text:p>19936</text:p>
          </table:table-cell>
          <table:table-cell table:formula="of:=PRODUCT([.C51:.C54])" office:value-type="float" office:value="88064" calcext:value-type="float">
            <text:p>88064</text:p>
          </table:table-cell>
          <table:table-cell table:formula="of:=PRODUCT([.D51:.D54])" office:value-type="float" office:value="90112" calcext:value-type="float">
            <text:p>90112</text:p>
          </table:table-cell>
          <table:table-cell table:formula="of:=PRODUCT([.E51:.E54])" office:value-type="float" office:value="98304" calcext:value-type="float">
            <text:p>98304</text:p>
          </table:table-cell>
          <table:table-cell table:formula="of:=PRODUCT([.F51:.F54])" office:value-type="float" office:value="81920" calcext:value-type="float">
            <text:p>81920</text:p>
          </table:table-cell>
          <table:table-cell table:formula="of:=PRODUCT([.G51:.G54])" office:value-type="float" office:value="2506752" calcext:value-type="float">
            <text:p>2506752</text:p>
          </table:table-cell>
          <table:table-cell table:formula="of:=PRODUCT([.H51:.H54])" office:value-type="float" office:value="49152" calcext:value-type="float">
            <text:p>49152</text:p>
          </table:table-cell>
          <table:table-cell table:formula="of:=PRODUCT([.I51:.I54])" office:value-type="float" office:value="98304" calcext:value-type="float">
            <text:p>98304</text:p>
          </table:table-cell>
          <table:table-cell table:formula="of:=PRODUCT([.J51:.J54])" office:value-type="float" office:value="98688" calcext:value-type="float">
            <text:p>98688</text:p>
          </table:table-cell>
          <table:table-cell table:formula="of:=PRODUCT([.K51:.K54])" office:value-type="float" office:value="1" calcext:value-type="float">
            <text:p>1</text:p>
          </table:table-cell>
          <table:table-cell table:formula="of:=PRODUCT([.L51:.L54])" office:value-type="float" office:value="98208" calcext:value-type="float">
            <text:p>98208</text:p>
          </table:table-cell>
          <table:table-cell table:formula="of:=PRODUCT([.M51:.M54])" office:value-type="float" office:value="1" calcext:value-type="float">
            <text:p>1</text:p>
          </table:table-cell>
          <table:table-cell table:formula="of:=PRODUCT([.N51:.N54])" office:value-type="float" office:value="12384" calcext:value-type="float">
            <text:p>12384</text:p>
          </table:table-cell>
          <table:table-cell table:formula="of:=SUM([.B55:.N55])" office:value-type="float" office:value="3241826" calcext:value-type="float">
            <text:p>3241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ix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176" calcext:value-type="float">
            <text:p>217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60:.B63])" office:value-type="float" office:value="19936" calcext:value-type="float">
            <text:p>19936</text:p>
          </table:table-cell>
          <table:table-cell table:formula="of:=PRODUCT([.C60:.C63])" office:value-type="float" office:value="88064" calcext:value-type="float">
            <text:p>88064</text:p>
          </table:table-cell>
          <table:table-cell table:formula="of:=PRODUCT([.D60:.D63])" office:value-type="float" office:value="90112" calcext:value-type="float">
            <text:p>90112</text:p>
          </table:table-cell>
          <table:table-cell table:formula="of:=PRODUCT([.E60:.E63])" office:value-type="float" office:value="98304" calcext:value-type="float">
            <text:p>98304</text:p>
          </table:table-cell>
          <table:table-cell table:formula="of:=PRODUCT([.F60:.F63])" office:value-type="float" office:value="81920" calcext:value-type="float">
            <text:p>81920</text:p>
          </table:table-cell>
          <table:table-cell table:formula="of:=PRODUCT([.G60:.G63])" office:value-type="float" office:value="2506752" calcext:value-type="float">
            <text:p>2506752</text:p>
          </table:table-cell>
          <table:table-cell table:formula="of:=PRODUCT([.H60:.H63])" office:value-type="float" office:value="98304" calcext:value-type="float">
            <text:p>98304</text:p>
          </table:table-cell>
          <table:table-cell table:formula="of:=PRODUCT([.I60:.I63])" office:value-type="float" office:value="98304" calcext:value-type="float">
            <text:p>98304</text:p>
          </table:table-cell>
          <table:table-cell table:formula="of:=PRODUCT([.J60:.J63])" office:value-type="float" office:value="81920" calcext:value-type="float">
            <text:p>81920</text:p>
          </table:table-cell>
          <table:table-cell table:formula="of:=PRODUCT([.K60:.K63])" office:value-type="float" office:value="1" calcext:value-type="float">
            <text:p>1</text:p>
          </table:table-cell>
          <table:table-cell table:formula="of:=PRODUCT([.L60:.L63])" office:value-type="float" office:value="97920" calcext:value-type="float">
            <text:p>97920</text:p>
          </table:table-cell>
          <table:table-cell table:formula="of:=PRODUCT([.M60:.M63])" office:value-type="float" office:value="10320" calcext:value-type="float">
            <text:p>10320</text:p>
          </table:table-cell>
          <table:table-cell table:formula="of:=PRODUCT([.N60:.N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B64:.O64])" office:value-type="float" office:value="3271859" calcext:value-type="float">
            <text:p>3271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even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69:.B72])" office:value-type="float" office:value="55872" calcext:value-type="float">
            <text:p>55872</text:p>
          </table:table-cell>
          <table:table-cell table:formula="of:=PRODUCT([.C69:.C72])" office:value-type="float" office:value="92160" calcext:value-type="float">
            <text:p>92160</text:p>
          </table:table-cell>
          <table:table-cell table:formula="of:=PRODUCT([.D69:.D72])" office:value-type="float" office:value="73728" calcext:value-type="float">
            <text:p>73728</text:p>
          </table:table-cell>
          <table:table-cell table:formula="of:=PRODUCT([.E69:.E72])" office:value-type="float" office:value="81920" calcext:value-type="float">
            <text:p>81920</text:p>
          </table:table-cell>
          <table:table-cell table:formula="of:=PRODUCT([.F69:.F72])" office:value-type="float" office:value="1" calcext:value-type="float">
            <text:p>1</text:p>
          </table:table-cell>
          <table:table-cell table:formula="of:=PRODUCT([.G69:.G72])" office:value-type="float" office:value="6553600" calcext:value-type="float">
            <text:p>6553600</text:p>
          </table:table-cell>
          <table:table-cell table:formula="of:=PRODUCT([.H69:.H72])" office:value-type="float" office:value="1" calcext:value-type="float">
            <text:p>1</text:p>
          </table:table-cell>
          <table:table-cell table:formula="of:=PRODUCT([.I69:.I72])" office:value-type="float" office:value="90112" calcext:value-type="float">
            <text:p>90112</text:p>
          </table:table-cell>
          <table:table-cell table:formula="of:=PRODUCT([.J69:.J72])" office:value-type="float" office:value="98304" calcext:value-type="float">
            <text:p>98304</text:p>
          </table:table-cell>
          <table:table-cell table:formula="of:=PRODUCT([.K69:.K72])" office:value-type="float" office:value="98304" calcext:value-type="float">
            <text:p>98304</text:p>
          </table:table-cell>
          <table:table-cell table:formula="of:=PRODUCT([.L69:.L72])" office:value-type="float" office:value="90112" calcext:value-type="float">
            <text:p>90112</text:p>
          </table:table-cell>
          <table:table-cell table:formula="of:=PRODUCT([.M69:.M72])" office:value-type="float" office:value="99328" calcext:value-type="float">
            <text:p>99328</text:p>
          </table:table-cell>
          <table:table-cell table:formula="of:=PRODUCT([.N69:.N72])" office:value-type="float" office:value="16384" calcext:value-type="float">
            <text:p>16384</text:p>
          </table:table-cell>
          <table:table-cell table:formula="of:=SUM([.B73:.N73])" office:value-type="float" office:value="7349826" calcext:value-type="float">
            <text:p>7349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Eig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78:.B81])" office:value-type="float" office:value="39872" calcext:value-type="float">
            <text:p>39872</text:p>
          </table:table-cell>
          <table:table-cell table:formula="of:=PRODUCT([.C78:.C81])" office:value-type="float" office:value="94208" calcext:value-type="float">
            <text:p>94208</text:p>
          </table:table-cell>
          <table:table-cell table:formula="of:=PRODUCT([.D78:.D81])" office:value-type="float" office:value="90112" calcext:value-type="float">
            <text:p>90112</text:p>
          </table:table-cell>
          <table:table-cell table:formula="of:=PRODUCT([.E78:.E81])" office:value-type="float" office:value="98304" calcext:value-type="float">
            <text:p>98304</text:p>
          </table:table-cell>
          <table:table-cell table:formula="of:=PRODUCT([.F78:.F81])" office:value-type="float" office:value="76800" calcext:value-type="float">
            <text:p>76800</text:p>
          </table:table-cell>
          <table:table-cell table:formula="of:=PRODUCT([.G78:.G81])" office:value-type="float" office:value="1" calcext:value-type="float">
            <text:p>1</text:p>
          </table:table-cell>
          <table:table-cell table:formula="of:=PRODUCT([.H78:.H81])" office:value-type="float" office:value="6553600" calcext:value-type="float">
            <text:p>6553600</text:p>
          </table:table-cell>
          <table:table-cell table:formula="of:=PRODUCT([.I78:.I81])" office:value-type="float" office:value="1" calcext:value-type="float">
            <text:p>1</text:p>
          </table:table-cell>
          <table:table-cell table:formula="of:=PRODUCT([.J78:.J81])" office:value-type="float" office:value="90112" calcext:value-type="float">
            <text:p>90112</text:p>
          </table:table-cell>
          <table:table-cell table:formula="of:=PRODUCT([.K78:.K81])" office:value-type="float" office:value="98304" calcext:value-type="float">
            <text:p>98304</text:p>
          </table:table-cell>
          <table:table-cell table:formula="of:=PRODUCT([.L78:.L81])" office:value-type="float" office:value="98304" calcext:value-type="float">
            <text:p>98304</text:p>
          </table:table-cell>
          <table:table-cell table:formula="of:=PRODUCT([.M78:.M81])" office:value-type="float" office:value="90112" calcext:value-type="float">
            <text:p>90112</text:p>
          </table:table-cell>
          <table:table-cell table:formula="of:=PRODUCT([.N78:.N81])" office:value-type="float" office:value="99328" calcext:value-type="float">
            <text:p>99328</text:p>
          </table:table-cell>
          <table:table-cell table:formula="of:=PRODUCT([.O78:.O81])" office:value-type="float" office:value="16384" calcext:value-type="float">
            <text:p>16384</text:p>
          </table:table-cell>
          <table:table-cell table:formula="of:=SUM([.B82:.O82])" office:value-type="float" office:value="7445442" calcext:value-type="float">
            <text:p>7445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G 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87:.B90])" office:value-type="float" office:value="6336" calcext:value-type="float">
            <text:p>6336</text:p>
          </table:table-cell>
          <table:table-cell table:formula="of:=PRODUCT([.C87:.C90])" office:value-type="float" office:value="36864" calcext:value-type="float">
            <text:p>36864</text:p>
          </table:table-cell>
          <table:table-cell table:formula="of:=PRODUCT([.D87:.D90])" office:value-type="float" office:value="24576" calcext:value-type="float">
            <text:p>24576</text:p>
          </table:table-cell>
          <table:table-cell table:formula="of:=PRODUCT([.E87:.E90])" office:value-type="float" office:value="1146880" calcext:value-type="float">
            <text:p>1146880</text:p>
          </table:table-cell>
          <table:table-cell table:formula="of:=PRODUCT([.F87:.F90])" office:value-type="float" office:value="1" calcext:value-type="float">
            <text:p>1</text:p>
          </table:table-cell>
          <table:table-cell table:formula="of:=PRODUCT([.G87:.G90])" office:value-type="float" office:value="163840" calcext:value-type="float">
            <text:p>163840</text:p>
          </table:table-cell>
          <table:table-cell table:formula="of:=PRODUCT([.H87:.H90])" office:value-type="float" office:value="294912" calcext:value-type="float">
            <text:p>294912</text:p>
          </table:table-cell>
          <table:table-cell table:formula="of:=PRODUCT([.I87:.I90])" office:value-type="float" office:value="1" calcext:value-type="float">
            <text:p>1</text:p>
          </table:table-cell>
          <table:table-cell table:formula="of:=PRODUCT([.J87:.J90])" office:value-type="float" office:value="394752" calcext:value-type="float">
            <text:p>394752</text:p>
          </table:table-cell>
          <table:table-cell table:formula="of:=SUM([.B91:.J91])" office:value-type="float" office:value="2068162" calcext:value-type="float">
            <text:p>2068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MAG 5</text:p>
          </table:table-cell>
          <table:table-cell table:number-columns-repeated="5" office:value-type="string" calcext:value-type="string">
            <text:p>Conv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Linear fully</text:p>
          </table:table-cell>
          <table:table-cell office:value-type="string" calcext:value-type="string">
            <text:p>Reshape</text:p>
          </table:table-cell>
          <table:table-cell table:number-columns-repeated="2"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97:.B100])" office:value-type="float" office:value="39872" calcext:value-type="float">
            <text:p>39872</text:p>
          </table:table-cell>
          <table:table-cell table:formula="of:=PRODUCT([.C97:.C100])" office:value-type="float" office:value="104448" calcext:value-type="float">
            <text:p>104448</text:p>
          </table:table-cell>
          <table:table-cell table:formula="of:=PRODUCT([.D97:.D100])" office:value-type="float" office:value="98304" calcext:value-type="float">
            <text:p>98304</text:p>
          </table:table-cell>
          <table:table-cell table:formula="of:=PRODUCT([.E97:.E100])" office:value-type="float" office:value="81920" calcext:value-type="float">
            <text:p>81920</text:p>
          </table:table-cell>
          <table:table-cell table:formula="of:=PRODUCT([.F97:.F100])" office:value-type="float" office:value="76800" calcext:value-type="float">
            <text:p>76800</text:p>
          </table:table-cell>
          <table:table-cell table:formula="of:=PRODUCT([.G97:.G100])" office:value-type="float" office:value="1" calcext:value-type="float">
            <text:p>1</text:p>
          </table:table-cell>
          <table:table-cell table:formula="of:=PRODUCT([.H97:.H100])" office:value-type="float" office:value="5756800" calcext:value-type="float">
            <text:p>5756800</text:p>
          </table:table-cell>
          <table:table-cell table:formula="of:=PRODUCT([.I97:.I100])" office:value-type="float" office:value="1" calcext:value-type="float">
            <text:p>1</text:p>
          </table:table-cell>
          <table:table-cell table:formula="of:=PRODUCT([.J97:.J100])" office:value-type="float" office:value="60480" calcext:value-type="float">
            <text:p>60480</text:p>
          </table:table-cell>
          <table:table-cell table:formula="of:=PRODUCT([.K97:.K100])" office:value-type="float" office:value="101376" calcext:value-type="float">
            <text:p>101376</text:p>
          </table:table-cell>
          <table:table-cell table:formula="of:=PRODUCT([.L97:.L100])" office:value-type="float" office:value="1" calcext:value-type="float">
            <text:p>1</text:p>
          </table:table-cell>
          <table:table-cell table:formula="of:=PRODUCT([.M97:.M100])" office:value-type="float" office:value="101376" calcext:value-type="float">
            <text:p>101376</text:p>
          </table:table-cell>
          <table:table-cell table:formula="of:=PRODUCT([.N97:.N100])" office:value-type="float" office:value="1" calcext:value-type="float">
            <text:p>1</text:p>
          </table:table-cell>
          <table:table-cell table:formula="of:=PRODUCT([.O97:.O100])" office:value-type="float" office:value="2640" calcext:value-type="float">
            <text:p>2640</text:p>
          </table:table-cell>
          <table:table-cell table:formula="of:=SUM([.B101:.O101])" office:value-type="float" office:value="6424020" calcext:value-type="float">
            <text:p>6424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1028" calcext:value-type="float">
            <text:p>1028</text:p>
          </table:table-cell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G 5</text:p>
          </table:table-cell>
          <table:table-cell table:number-columns-repeated="5" office:value-type="string" calcext:value-type="string">
            <text:p>Conv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Linear fully</text:p>
          </table:table-cell>
          <table:table-cell office:value-type="string" calcext:value-type="string">
            <text:p>Reshape</text:p>
          </table:table-cell>
          <table:table-cell table:number-columns-repeated="2"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06:.B109])" office:value-type="float" office:value="39872" calcext:value-type="float">
            <text:p>39872</text:p>
          </table:table-cell>
          <table:table-cell table:formula="of:=PRODUCT([.C106:.C109])" office:value-type="float" office:value="104448" calcext:value-type="float">
            <text:p>104448</text:p>
          </table:table-cell>
          <table:table-cell table:formula="of:=PRODUCT([.D106:.D109])" office:value-type="float" office:value="98304" calcext:value-type="float">
            <text:p>98304</text:p>
          </table:table-cell>
          <table:table-cell table:formula="of:=PRODUCT([.E106:.E109])" office:value-type="float" office:value="81920" calcext:value-type="float">
            <text:p>81920</text:p>
          </table:table-cell>
          <table:table-cell table:formula="of:=PRODUCT([.F106:.F109])" office:value-type="float" office:value="76800" calcext:value-type="float">
            <text:p>76800</text:p>
          </table:table-cell>
          <table:table-cell table:formula="of:=PRODUCT([.G106:.G109])" office:value-type="float" office:value="1" calcext:value-type="float">
            <text:p>1</text:p>
          </table:table-cell>
          <table:table-cell table:formula="of:=PRODUCT([.H106:.H109])" office:value-type="float" office:value="6553600" calcext:value-type="float">
            <text:p>6553600</text:p>
          </table:table-cell>
          <table:table-cell table:formula="of:=PRODUCT([.I106:.I109])" office:value-type="float" office:value="1" calcext:value-type="float">
            <text:p>1</text:p>
          </table:table-cell>
          <table:table-cell table:formula="of:=PRODUCT([.J106:.J109])" office:value-type="float" office:value="51200" calcext:value-type="float">
            <text:p>51200</text:p>
          </table:table-cell>
          <table:table-cell table:formula="of:=PRODUCT([.K106:.K109])" office:value-type="float" office:value="148032" calcext:value-type="float">
            <text:p>148032</text:p>
          </table:table-cell>
          <table:table-cell table:formula="of:=PRODUCT([.L106:.L109])" office:value-type="float" office:value="1" calcext:value-type="float">
            <text:p>1</text:p>
          </table:table-cell>
          <table:table-cell table:formula="of:=PRODUCT([.M106:.M109])" office:value-type="float" office:value="88704" calcext:value-type="float">
            <text:p>88704</text:p>
          </table:table-cell>
          <table:table-cell table:formula="of:=PRODUCT([.N106:.N109])" office:value-type="float" office:value="1" calcext:value-type="float">
            <text:p>1</text:p>
          </table:table-cell>
          <table:table-cell table:formula="of:=PRODUCT([.O106:.O109])" office:value-type="float" office:value="14240" calcext:value-type="float">
            <text:p>14240</text:p>
          </table:table-cell>
          <table:table-cell table:formula="of:=SUM([.B110:.O110])" office:value-type="float" office:value="7257124" calcext:value-type="float">
            <text:p>7257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IMAG+REAL</text:p>
          </table:table-cell>
          <table:table-cell table:number-columns-repeated="5" office:value-type="string" calcext:value-type="string">
            <text:p>Conv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Linear fully</text:p>
          </table:table-cell>
          <table:table-cell office:value-type="string" calcext:value-type="string">
            <text:p>Reshape</text:p>
          </table:table-cell>
          <table:table-cell table:number-columns-repeated="2"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16:.B119])" office:value-type="float" office:value="79744" calcext:value-type="float">
            <text:p>79744</text:p>
          </table:table-cell>
          <table:table-cell table:formula="of:=PRODUCT([.C116:.C119])" office:value-type="float" office:value="104448" calcext:value-type="float">
            <text:p>104448</text:p>
          </table:table-cell>
          <table:table-cell table:formula="of:=PRODUCT([.D116:.D119])" office:value-type="float" office:value="98304" calcext:value-type="float">
            <text:p>98304</text:p>
          </table:table-cell>
          <table:table-cell table:formula="of:=PRODUCT([.E116:.E119])" office:value-type="float" office:value="81920" calcext:value-type="float">
            <text:p>81920</text:p>
          </table:table-cell>
          <table:table-cell table:formula="of:=PRODUCT([.F116:.F119])" office:value-type="float" office:value="76800" calcext:value-type="float">
            <text:p>76800</text:p>
          </table:table-cell>
          <table:table-cell table:formula="of:=PRODUCT([.G116:.G119])" office:value-type="float" office:value="1" calcext:value-type="float">
            <text:p>1</text:p>
          </table:table-cell>
          <table:table-cell table:formula="of:=PRODUCT([.H116:.H119])" office:value-type="float" office:value="6553600" calcext:value-type="float">
            <text:p>6553600</text:p>
          </table:table-cell>
          <table:table-cell table:formula="of:=PRODUCT([.I116:.I119])" office:value-type="float" office:value="1" calcext:value-type="float">
            <text:p>1</text:p>
          </table:table-cell>
          <table:table-cell table:formula="of:=PRODUCT([.J116:.J119])" office:value-type="float" office:value="51200" calcext:value-type="float">
            <text:p>51200</text:p>
          </table:table-cell>
          <table:table-cell table:formula="of:=PRODUCT([.K116:.K119])" office:value-type="float" office:value="148032" calcext:value-type="float">
            <text:p>148032</text:p>
          </table:table-cell>
          <table:table-cell table:formula="of:=PRODUCT([.L116:.L119])" office:value-type="float" office:value="1" calcext:value-type="float">
            <text:p>1</text:p>
          </table:table-cell>
          <table:table-cell table:formula="of:=PRODUCT([.M116:.M119])" office:value-type="float" office:value="88704" calcext:value-type="float">
            <text:p>88704</text:p>
          </table:table-cell>
          <table:table-cell table:formula="of:=PRODUCT([.N116:.N119])" office:value-type="float" office:value="1" calcext:value-type="float">
            <text:p>1</text:p>
          </table:table-cell>
          <table:table-cell table:formula="of:=PRODUCT([.O116:.O119])" office:value-type="float" office:value="28480" calcext:value-type="float">
            <text:p>28480</text:p>
          </table:table-cell>
          <table:table-cell table:formula="of:=SUM([.B120:.O120])" office:value-type="float" office:value="7311236" calcext:value-type="float">
            <text:p>7311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STFT GAP</text:p>
          </table:table-cell>
          <table:table-cell table:number-columns-repeated="5" office:value-type="string" calcext:value-type="string">
            <text:p>Conv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Linear fully</text:p>
          </table:table-cell>
          <table:table-cell office:value-type="string" calcext:value-type="string">
            <text:p>Reshape</text:p>
          </table:table-cell>
          <table:table-cell table:number-columns-repeated="2"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26:.B129])" office:value-type="float" office:value="79744" calcext:value-type="float">
            <text:p>79744</text:p>
          </table:table-cell>
          <table:table-cell table:formula="of:=PRODUCT([.C126:.C129])" office:value-type="float" office:value="104448" calcext:value-type="float">
            <text:p>104448</text:p>
          </table:table-cell>
          <table:table-cell table:formula="of:=PRODUCT([.D126:.D129])" office:value-type="float" office:value="98304" calcext:value-type="float">
            <text:p>98304</text:p>
          </table:table-cell>
          <table:table-cell table:formula="of:=PRODUCT([.E126:.E129])" office:value-type="float" office:value="81920" calcext:value-type="float">
            <text:p>81920</text:p>
          </table:table-cell>
          <table:table-cell table:formula="of:=PRODUCT([.F126:.F129])" office:value-type="float" office:value="76800" calcext:value-type="float">
            <text:p>76800</text:p>
          </table:table-cell>
          <table:table-cell table:formula="of:=PRODUCT([.G126:.G129])" office:value-type="float" office:value="1" calcext:value-type="float">
            <text:p>1</text:p>
          </table:table-cell>
          <table:table-cell table:formula="of:=PRODUCT([.H126:.H129])" office:value-type="float" office:value="6553600" calcext:value-type="float">
            <text:p>6553600</text:p>
          </table:table-cell>
          <table:table-cell table:formula="of:=PRODUCT([.I126:.I129])" office:value-type="float" office:value="1" calcext:value-type="float">
            <text:p>1</text:p>
          </table:table-cell>
          <table:table-cell table:formula="of:=PRODUCT([.J126:.J129])" office:value-type="float" office:value="51200" calcext:value-type="float">
            <text:p>51200</text:p>
          </table:table-cell>
          <table:table-cell table:formula="of:=PRODUCT([.K126:.K129])" office:value-type="float" office:value="148032" calcext:value-type="float">
            <text:p>148032</text:p>
          </table:table-cell>
          <table:table-cell table:formula="of:=PRODUCT([.L126:.L129])" office:value-type="float" office:value="1" calcext:value-type="float">
            <text:p>1</text:p>
          </table:table-cell>
          <table:table-cell table:formula="of:=PRODUCT([.M126:.M129])" office:value-type="float" office:value="139392" calcext:value-type="float">
            <text:p>139392</text:p>
          </table:table-cell>
          <table:table-cell table:formula="of:=PRODUCT([.N126:.N129])" office:value-type="float" office:value="1" calcext:value-type="float">
            <text:p>1</text:p>
          </table:table-cell>
          <table:table-cell table:formula="of:=PRODUCT([.O126:.O129])" office:value-type="float" office:value="28480" calcext:value-type="float">
            <text:p>28480</text:p>
          </table:table-cell>
          <table:table-cell table:formula="of:=SUM([.B130:.O130])" office:value-type="float" office:value="7361924" calcext:value-type="float">
            <text:p>7361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STFT LONG WINDOW GAP</text:p>
          </table:table-cell>
          <table:table-cell table:number-columns-repeated="5" office:value-type="string" calcext:value-type="string">
            <text:p>Conv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Linear fully</text:p>
          </table:table-cell>
          <table:table-cell office:value-type="string" calcext:value-type="string">
            <text:p>Reshape</text:p>
          </table:table-cell>
          <table:table-cell table:number-columns-repeated="2"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36:.B139])" office:value-type="float" office:value="79744" calcext:value-type="float">
            <text:p>79744</text:p>
          </table:table-cell>
          <table:table-cell table:formula="of:=PRODUCT([.C136:.C139])" office:value-type="float" office:value="104448" calcext:value-type="float">
            <text:p>104448</text:p>
          </table:table-cell>
          <table:table-cell table:formula="of:=PRODUCT([.D136:.D139])" office:value-type="float" office:value="98304" calcext:value-type="float">
            <text:p>98304</text:p>
          </table:table-cell>
          <table:table-cell table:formula="of:=PRODUCT([.E136:.E139])" office:value-type="float" office:value="81920" calcext:value-type="float">
            <text:p>81920</text:p>
          </table:table-cell>
          <table:table-cell table:formula="of:=PRODUCT([.F136:.F139])" office:value-type="float" office:value="76800" calcext:value-type="float">
            <text:p>76800</text:p>
          </table:table-cell>
          <table:table-cell table:formula="of:=PRODUCT([.G136:.G139])" office:value-type="float" office:value="1" calcext:value-type="float">
            <text:p>1</text:p>
          </table:table-cell>
          <table:table-cell table:formula="of:=PRODUCT([.H136:.H139])" office:value-type="float" office:value="6553600" calcext:value-type="float">
            <text:p>6553600</text:p>
          </table:table-cell>
          <table:table-cell table:formula="of:=PRODUCT([.I136:.I139])" office:value-type="float" office:value="1" calcext:value-type="float">
            <text:p>1</text:p>
          </table:table-cell>
          <table:table-cell table:formula="of:=PRODUCT([.J136:.J139])" office:value-type="float" office:value="51200" calcext:value-type="float">
            <text:p>51200</text:p>
          </table:table-cell>
          <table:table-cell table:formula="of:=PRODUCT([.K136:.K139])" office:value-type="float" office:value="148032" calcext:value-type="float">
            <text:p>148032</text:p>
          </table:table-cell>
          <table:table-cell table:formula="of:=PRODUCT([.L136:.L139])" office:value-type="float" office:value="1" calcext:value-type="float">
            <text:p>1</text:p>
          </table:table-cell>
          <table:table-cell table:formula="of:=PRODUCT([.M136:.M139])" office:value-type="float" office:value="139392" calcext:value-type="float">
            <text:p>139392</text:p>
          </table:table-cell>
          <table:table-cell table:formula="of:=PRODUCT([.N136:.N139])" office:value-type="float" office:value="1" calcext:value-type="float">
            <text:p>1</text:p>
          </table:table-cell>
          <table:table-cell table:formula="of:=PRODUCT([.O136:.O139])" office:value-type="float" office:value="28480" calcext:value-type="float">
            <text:p>28480</text:p>
          </table:table-cell>
          <table:table-cell table:formula="of:=SUM([.B140:.O140])" office:value-type="float" office:value="7361924" calcext:value-type="float">
            <text:p>7361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STFT GAP</text:p>
          </table:table-cell>
          <table:table-cell office:value-type="string" calcext:value-type="string">
            <text:p>Lay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GG</text:p>
          </table:table-cell>
          <table:table-cell table:number-columns-repeated="6" office:value-type="string" calcext:value-type="string">
            <text:p>Conv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Linear fully</text:p>
          </table:table-cell>
          <table:table-cell office:value-type="string" calcext:value-type="string">
            <text:p>Reshape</text:p>
          </table:table-cell>
          <table:table-cell table:number-columns-repeated="3"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 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Deco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50:.B153])" office:value-type="float" office:value="79744" calcext:value-type="float">
            <text:p>79744</text:p>
          </table:table-cell>
          <table:table-cell table:formula="of:=PRODUCT([.C150:.C153])" office:value-type="float" office:value="208896" calcext:value-type="float">
            <text:p>208896</text:p>
          </table:table-cell>
          <table:table-cell table:formula="of:=PRODUCT([.D150:.D153])" office:value-type="float" office:value="1441792" calcext:value-type="float">
            <text:p>1441792</text:p>
          </table:table-cell>
          <table:table-cell table:formula="of:=PRODUCT([.E150:.E153])" office:value-type="float" office:value="1179648" calcext:value-type="float">
            <text:p>1179648</text:p>
          </table:table-cell>
          <table:table-cell table:formula="of:=PRODUCT([.F150:.F153])" office:value-type="float" office:value="204800" calcext:value-type="float">
            <text:p>204800</text:p>
          </table:table-cell>
          <table:table-cell table:formula="of:=PRODUCT([.G150:.G153])" office:value-type="float" office:value="204800" calcext:value-type="float">
            <text:p>204800</text:p>
          </table:table-cell>
          <table:table-cell table:formula="of:=PRODUCT([.H150:.H153])" office:value-type="float" office:value="1" calcext:value-type="float">
            <text:p>1</text:p>
          </table:table-cell>
          <table:table-cell table:formula="of:=PRODUCT([.I150:.I153])" office:value-type="float" office:value="4194304" calcext:value-type="float">
            <text:p>4194304</text:p>
          </table:table-cell>
          <table:table-cell table:formula="of:=PRODUCT([.J150:.J153])" office:value-type="float" office:value="1" calcext:value-type="float">
            <text:p>1</text:p>
          </table:table-cell>
          <table:table-cell table:formula="of:=PRODUCT([.K150:.K153])" office:value-type="float" office:value="262144" calcext:value-type="float">
            <text:p>262144</text:p>
          </table:table-cell>
          <table:table-cell table:formula="of:=PRODUCT([.L150:.L153])" office:value-type="float" office:value="1638400" calcext:value-type="float">
            <text:p>1638400</text:p>
          </table:table-cell>
          <table:table-cell table:formula="of:=PRODUCT([.M150:.M153])" office:value-type="float" office:value="1184256" calcext:value-type="float">
            <text:p>1184256</text:p>
          </table:table-cell>
          <table:table-cell table:formula="of:=PRODUCT([.N150:.N153])" office:value-type="float" office:value="1" calcext:value-type="float">
            <text:p>1</text:p>
          </table:table-cell>
          <table:table-cell table:formula="of:=PRODUCT([.O150:.O153])" office:value-type="float" office:value="471680" calcext:value-type="float">
            <text:p>471680</text:p>
          </table:table-cell>
          <table:table-cell table:formula="of:=PRODUCT([.P150:.P153])" office:value-type="float" office:value="1" calcext:value-type="float">
            <text:p>1</text:p>
          </table:table-cell>
          <table:table-cell table:formula="of:=PRODUCT([.Q150:.Q153])" office:value-type="float" office:value="180928" calcext:value-type="float">
            <text:p>180928</text:p>
          </table:table-cell>
          <table:table-cell table:formula="of:=SUM([.B154:.P154])" office:value-type="float" office:value="11070468" calcext:value-type="float">
            <text:p>11070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514" calcext:value-type="float">
            <text:p>514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STFT GAP 1*1</text:p>
          </table:table-cell>
          <table:table-cell table:number-columns-repeated="6" office:value-type="string" calcext:value-type="string">
            <text:p>Conv+ relu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Linear fully</text:p>
          </table:table-cell>
          <table:table-cell office:value-type="string" calcext:value-type="string">
            <text:p>Reshape</text:p>
          </table:table-cell>
          <table:table-cell table:number-columns-repeated="4" office:value-type="string" calcext:value-type="string">
            <text:p>Deconv + Relu</text:p>
          </table:table-cell>
          <table:table-cell office:value-type="string" calcext:value-type="string">
            <text:p>Deconv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1*1 Deconv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1*1 Deconv</text:p>
          </table:table-cell>
          <table:table-cell office:value-type="string" calcext:value-type="string">
            <text:p>Reshape</text:p>
          </table:table-cell>
          <table:table-cell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60:.B163])" office:value-type="float" office:value="79744" calcext:value-type="float">
            <text:p>79744</text:p>
          </table:table-cell>
          <table:table-cell table:formula="of:=PRODUCT([.C160:.C163])" office:value-type="float" office:value="208896" calcext:value-type="float">
            <text:p>208896</text:p>
          </table:table-cell>
          <table:table-cell table:formula="of:=PRODUCT([.D160:.D163])" office:value-type="float" office:value="1179648" calcext:value-type="float">
            <text:p>1179648</text:p>
          </table:table-cell>
          <table:table-cell table:formula="of:=PRODUCT([.E160:.E163])" office:value-type="float" office:value="655360" calcext:value-type="float">
            <text:p>655360</text:p>
          </table:table-cell>
          <table:table-cell table:formula="of:=PRODUCT([.F160:.F163])" office:value-type="float" office:value="327680" calcext:value-type="float">
            <text:p>327680</text:p>
          </table:table-cell>
          <table:table-cell table:formula="of:=PRODUCT([.G160:.G163])" office:value-type="float" office:value="327680" calcext:value-type="float">
            <text:p>327680</text:p>
          </table:table-cell>
          <table:table-cell table:formula="of:=PRODUCT([.H160:.H163])" office:value-type="float" office:value="1" calcext:value-type="float">
            <text:p>1</text:p>
          </table:table-cell>
          <table:table-cell table:formula="of:=PRODUCT([.I160:.I163])" office:value-type="float" office:value="5242880" calcext:value-type="float">
            <text:p>5242880</text:p>
          </table:table-cell>
          <table:table-cell table:formula="of:=PRODUCT([.J160:.J163])" office:value-type="float" office:value="1" calcext:value-type="float">
            <text:p>1</text:p>
          </table:table-cell>
          <table:table-cell table:formula="of:=PRODUCT([.K160:.K163])" office:value-type="float" office:value="102400" calcext:value-type="float">
            <text:p>102400</text:p>
          </table:table-cell>
          <table:table-cell table:formula="of:=PRODUCT([.L160:.L163])" office:value-type="float" office:value="589824" calcext:value-type="float">
            <text:p>589824</text:p>
          </table:table-cell>
          <table:table-cell table:formula="of:=PRODUCT([.M160:.M163])" office:value-type="float" office:value="589824" calcext:value-type="float">
            <text:p>589824</text:p>
          </table:table-cell>
          <table:table-cell table:formula="of:=PRODUCT([.N160:.N163])" office:value-type="float" office:value="495616" calcext:value-type="float">
            <text:p>495616</text:p>
          </table:table-cell>
          <table:table-cell table:formula="of:=PRODUCT([.O160:.O163])" office:value-type="float" office:value="10816" calcext:value-type="float">
            <text:p>10816</text:p>
          </table:table-cell>
          <table:table-cell table:formula="of:=PRODUCT([.P160:.P163])" office:value-type="float" office:value="1" calcext:value-type="float">
            <text:p>1</text:p>
          </table:table-cell>
          <table:table-cell table:formula="of:=PRODUCT([.Q160:.Q163])" office:value-type="float" office:value="1408" calcext:value-type="float">
            <text:p>1408</text:p>
          </table:table-cell>
          <table:table-cell table:formula="of:=PRODUCT([.R160:.R163])" office:value-type="float" office:value="1" calcext:value-type="float">
            <text:p>1</text:p>
          </table:table-cell>
          <table:table-cell table:formula="of:=PRODUCT([.S160:.S163])" office:value-type="float" office:value="32896" calcext:value-type="float">
            <text:p>32896</text:p>
          </table:table-cell>
          <table:table-cell table:formula="of:=PRODUCT([.T160:.T163])" office:value-type="float" office:value="2" calcext:value-type="float">
            <text:p>2</text:p>
          </table:table-cell>
          <table:table-cell table:formula="of:=SUM([.B164:.T164])" office:value-type="float" office:value="9844678" calcext:value-type="float">
            <text:p>984467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6:34:46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1:09:32.075000000</meta:creation-date>
    <dc:date>2018-03-13T16:20:11.448000000</dc:date>
    <meta:editing-duration>P5DT3H24M5S</meta:editing-duration>
    <meta:editing-cycles>11</meta:editing-cycles>
    <meta:generator>LibreOffice/5.4.4.2$Windows_X86_64 LibreOffice_project/2524958677847fb3bb44820e40380acbe820f960</meta:generator>
    <meta:document-statistic meta:table-count="1" meta:cell-count="1723" meta:object-count="0"/>
  </office:meta>
</office:document-meta>
</file>